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w Cen MT1" svg:font-family="'Tw Cen MT'" style:font-family-generic="swiss" style:font-pitch="variable"/>
    <style:font-face style:name="Tw Cen MT" svg:font-family="'Tw Cen MT'" style:font-adornments="Regular" style:font-family-generic="swiss" style:font-pitch="variable"/>
    <style:font-face style:name="Tw Cen MT Condensed" svg:font-family="'Tw Cen MT Condensed'"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style:font-name="Tw Cen MT1" fo:font-size="22pt" style:font-size-asian="22pt" style:font-size-complex="22pt"/>
    </style:style>
    <style:style style:name="P4" style:family="paragraph" style:parent-style-name="Standard">
      <style:paragraph-properties fo:text-align="center" style:justify-single-word="false"/>
      <style:text-properties style:font-name="Tw Cen MT1" fo:font-size="36pt" style:font-size-asian="36pt" style:font-size-complex="3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7"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8"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font-size="22pt" fo:font-style="normal" fo:font-weight="bold" style:font-size-asian="22pt" style:font-style-asian="normal" style:font-weight-asian="bold" style:font-size-complex="22pt" style:font-style-complex="normal" style:font-weight-complex="bold"/>
    </style:style>
    <style:style style:name="P11" style:family="paragraph" style:parent-style-name="Standard">
      <style:paragraph-properties fo:text-align="start" style:justify-single-word="false" fo:break-before="page"/>
      <style:text-properties fo:font-size="16pt" fo:font-style="normal" style:font-size-asian="16pt" style:font-style-asian="normal" style:font-size-complex="16pt" style:font-style-complex="normal"/>
    </style:style>
    <style:style style:name="P12" style:family="paragraph" style:parent-style-name="Standard" style:master-page-name="First_20_Page">
      <style:paragraph-properties fo:text-align="center" style:justify-single-word="false" style:page-number="auto"/>
      <style:text-properties style:font-name="Tw Cen MT1" fo:font-size="36pt" style:font-size-asian="36pt" style:font-size-complex="36pt"/>
    </style:style>
    <style:style style:name="P13" style:family="paragraph" style:parent-style-name="Standard" style:master-page-name="Standard">
      <style:paragraph-properties fo:text-align="center" style:justify-single-word="false" style:page-number="1"/>
      <style:text-properties fo:font-size="28pt" style:font-size-asian="28pt" style:font-size-complex="28pt"/>
    </style:style>
    <style:style style:name="P14" style:family="paragraph" style:parent-style-name="Standard" style:list-style-name="L1">
      <style:paragraph-properties fo:text-align="start" style:justify-single-word="false"/>
      <style:text-properties fo:font-size="16pt" style:font-size-asian="16pt" style:font-size-complex="16pt"/>
    </style:style>
    <style:style style:name="P15"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16" style:family="paragraph" style:parent-style-name="Standard" style:master-page-name="Standard">
      <style:paragraph-properties fo:text-align="end" style:justify-single-word="false" style:page-number="1"/>
      <style:text-properties fo:font-size="28pt" style:font-size-asian="28pt" style:font-size-complex="28pt"/>
    </style:style>
    <style:style style:name="P17" style:family="paragraph" style:parent-style-name="Text_20_body" style:list-style-name="L2"/>
    <style:style style:name="P18" style:family="paragraph" style:parent-style-name="Text_20_body">
      <style:paragraph-properties fo:break-before="page"/>
    </style:style>
    <style:style style:name="P19" style:family="paragraph" style:parent-style-name="Heading_20_2">
      <style:paragraph-properties fo:text-align="center" style:justify-single-word="false"/>
    </style:style>
    <style:style style:name="P20" style:family="paragraph" style:parent-style-name="Heading_20_2">
      <style:paragraph-properties fo:break-before="page"/>
    </style:style>
    <style:style style:name="T1" style:family="text">
      <style:text-properties style:text-position="0% 100%"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
      <text:p text:style-name="P4"/>
      <text:p text:style-name="P4"/>
      <text:p text:style-name="P4"/>
      <text:p text:style-name="P4"/>
      <text:p text:style-name="Heading">Mercury Engine<text:span text:style-name="T1">(r)</text:span></text:p>
      <text:p text:style-name="P3"/>
      <text:p text:style-name="P3">Evil Quail LLC.</text:p>
      <text:p text:style-name="P16"/>
      <text:p text:style-name="P1"/>
      <text:p text:style-name="P1"/>
      <text:p text:style-name="P1"/>
      <text:p text:style-name="P1"/>
      <text:p text:style-name="P1"><text:line-break/></text:p>
      <text:p text:style-name="P1"/>
      <text:h text:style-name="P19" text:outline-level="2">User Input</text:h>
      <text:p text:style-name="P1"/>
      <text:p text:style-name="P13"/>
      <text:p text:style-name="P2"/>
      <text:p text:style-name="P5"><text:tab/>Input from users is managed by modules called Input Devices. These devices encapsulate the particulars of a source of input by abstracting the capabilities into several predictable models, or Input Conditions. These conditions include:</text:p>
      <text:list xml:id="list7441171391384143664" text:style-name="L1">
        <text:list-item>
          <text:p text:style-name="P14">Button up or down ("ButtonUp, ButtonDown")</text:p>
        </text:list-item>
        <text:list-item>
          <text:p text:style-name="P14">Button Pressed ("ButtonPressed")</text:p>
        </text:list-item>
        <text:list-item>
          <text:p text:style-name="P14">Trigger within tolerance ("Trigger")</text:p>
        </text:list-item>
        <text:list-item>
          <text:p text:style-name="P14">Stick within ranges ("Stick")</text:p>
        </text:list-item>
      </text:list>
      <text:p text:style-name="P5"/>
      <text:p text:style-name="P5"><text:tab/>What kinds of conditions are supported by an Input Device's source are up to it. In many cases, a single source of input from a device, such as a gamepad's left-stick, can generate multiple kinds of conditons, such as if it's moved to the left, if it's clicked, and so forth. Often these can be interpreted in a number of differnt ways, which means a single source within an Input Source could be used for many different kinds of conditions.</text:p>
      <text:p text:style-name="P5"><text:tab/></text:p>
      <text:p text:style-name="P5"><text:tab/>These Input Sources are managed by the Input Manager, and are accessible by a unique name.</text:p>
      <text:p text:style-name="P5"/>
      <text:p text:style-name="P5"><text:tab/>The Input Manager can create an Input Condition from an XML node. Here is a brief explanation of the expected XML node format:</text:p>
      <text:p text:style-name="P5">&lt;<text:span text:style-name="T2">name_of_the_node </text:span><text:span text:style-name="T3">input="</text:span><text:span text:style-name="T2">input_source_name</text:span><text:span text:style-name="T3">" subsource</text:span><text:span text:style-name="T2">=</text:span><text:span text:style-name="T3">"</text:span><text:span text:style-name="T2">subsource_index</text:span><text:span text:style-name="T3">" name="</text:span><text:span text:style-name="T2">name_of_source's_source</text:span><text:span text:style-name="T3">" </text:span><text:span text:style-name="T2">additional_attributes</text:span><text:span text:style-name="T3">.../</text:span><text:span text:style-name="T2">&gt;</text:span></text:p>
      <text:p text:style-name="P7"/>
      <text:p text:style-name="P11"/>
      <text:p text:style-name="P7"/>
      <text:p text:style-name="P10">Input Condition</text:p>
      <text:p text:style-name="P9"><text:tab/>An Input Condition is a condition that is <text:span text:style-name="T2">true</text:span> when the the configured inputs conditions are met. When the condition is met, <text:span text:style-name="T2">IsTrue() == true</text:span>, then <text:span text:style-name="T2">GetValue()</text:span> is used to get a V3 scalar whose components have values between -1 and 1, depending on the type of the Input Condition. When <text:span text:style-name="T2">IsTrue() == false</text:span>, then GetValue() will return a V3 with all components set to 0.</text:p>
      <text:p text:style-name="P9"/>
      <text:p text:style-name="P8">Interfaces:</text:p>
      <text:p text:style-name="P7">input::IInputCondition::ptr</text:p>
      <text:p text:style-name="P7">bool IInputCondition::IsTrue() const</text:p>
      <text:p text:style-name="P7">unify::V3&lt; float &gt; IInputCondition::GetValue() const</text:p>
      <text:p text:style-name="P7"/>
      <text:p text:style-name="P10">Input Action</text:p>
      <text:p text:style-name="P7"><text:tab/>An Input Action is an <text:span text:style-name="T2">action</text:span> that requires an Input Condition as input. The action is performed when the Input Condition has been met. This allows the action to use the Input Conditions value in a particular way.</text:p>
      <text:p text:style-name="P6"/>
      <text:p text:style-name="P8">Intefaces:</text:p>
      <text:p text:style-name="P7">input::IInputAction::ptr</text:p>
      <text:p text:style-name="P7">bool Perform( IInputCondiiton * input )</text:p>
      <text:p text:style-name="P7"/>
      <text:p text:style-name="P7"/>
      <text:p text:style-name="P7"/>
      <text:p text:style-name="P7"/>
      <text:h text:style-name="P20" text:outline-level="2"/>
      <text:h text:style-name="Heading_20_2" text:outline-level="2"/>
      <text:h text:style-name="Heading_20_2" text:outline-level="2"/>
      <text:h text:style-name="Heading_20_2" text:outline-level="2"/>
      <text:h text:style-name="Heading_20_2" text:outline-level="2">Components</text:h>
      <text:p text:style-name="P18"><text:tab/>Components are used to extend the capabilities of a part of Mercury Engine. Components are often managed through Mercury Engine Extensions. This allows us the ability to pick and choose which components to include, to update components in isolation, and reduce the burden on the engine by omitting unnecessary features, by omitting the extensions.</text:p>
      <text:p text:style-name="Text_20_body"><text:tab/>Components improve engine structure by <text:span text:style-name="T2">componentizing</text:span><text:span text:style-name="T3"> or compartmentalizing features. Components follow a predictable and well defiend flow, improving communication between engine parts.</text:span></text:p>
      <text:p text:style-name="Text_20_body"><text:span text:style-name="T3"><text:tab/>There are several different kinds of components available in Mercury Engine:</text:span></text:p>
      <text:list xml:id="list3343489362510151852" text:style-name="L2">
        <text:list-item>
          <text:p text:style-name="P17"><text:span text:style-name="T3">Game Component</text:span></text:p>
        </text:list-item>
        <text:list-item>
          <text:p text:style-name="P17"><text:span text:style-name="T3">Scene Manager Component</text:span></text:p>
        </text:list-item>
        <text:list-item>
          <text:p text:style-name="P17"><text:span text:style-name="T3">Scene Component</text:span></text:p>
        </text:list-item>
        <text:list-item>
          <text:p text:style-name="P17"><text:span text:style-name="T3">Object Component</text:span></text:p>
        </text:list-item>
      </text:list>
      <text:p text:style-name="Text_20_body"><text:span text:style-name="T3"/></text:p>
      <text:p text:style-name="Text_20_body"><text:span text:style-name="T3"><text:tab/>The above list of components is in order of increasing burden upon the engine, as components respond to the events of all the components above them. Where as Game Components only respond to major engine events, Object Components respond to events particular to each Scene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w Cen MT1" svg:font-family="'Tw Cen MT'" style:font-family-generic="swiss" style:font-pitch="variable"/>
    <style:font-face style:name="Tw Cen MT" svg:font-family="'Tw Cen MT'" style:font-adornments="Regular" style:font-family-generic="swiss" style:font-pitch="variable"/>
    <style:font-face style:name="Tw Cen MT Condensed" svg:font-family="'Tw Cen MT Condensed'"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Tw Cen MT" fo:font-size="54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transparent">
        <style:tab-stops/>
        <style:drop-cap/>
        <style:background-image/>
      </style:paragraph-properties>
      <style:text-properties style:font-name="Tw Cen MT Condensed" fo:font-size="4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8M29S</meta:editing-duration>
    <meta:editing-cycles>22</meta:editing-cycles>
    <meta:generator>OpenOffice/4.1.3$Win32 OpenOffice.org_project/413m1$Build-9783</meta:generator>
    <dc:date>2017-03-27T20:59:21.69</dc:date>
    <dc:creator>Quentin Smith</dc:creator>
    <meta:document-statistic meta:table-count="0" meta:image-count="0" meta:object-count="0" meta:page-count="8" meta:paragraph-count="34" meta:word-count="459" meta:character-count="2991"/>
    <meta:user-defined meta:name="Info 1"/>
    <meta:user-defined meta:name="Info 2"/>
    <meta:user-defined meta:name="Info 3"/>
    <meta:user-defined meta:name="Info 4"/>
  </office:meta>
</office:document-meta>
</file>